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1cm" draw:fill="solid" draw:fill-color="#ffffcc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6" style:family="graphic" style:parent-style-name="standard">
      <style:graphic-properties draw:stroke="solid" svg:stroke-width="0.051cm" draw:fill="solid" draw:fill-color="#ffff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solid" svg:stroke-width="0.051cm" draw:fill="solid" draw:fill-color="#e6e6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standard">
      <style:graphic-properties draw:stroke="solid" svg:stroke-width="0.102cm" draw:marker-start="Arrow" draw:marker-start-width="0.229cm" draw:marker-end="Arrowheads_20_1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draw:stroke="solid" svg:stroke-width="0.102cm" draw:marker-start="Arrow" draw:marker-start-width="0.229cm" draw:marker-end="Arrow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draw:stroke="dash" draw:stroke-dash="Ultrafine_20_Dashe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solid" svg:stroke-width="0.102cm" draw:marker-start="Arrow" draw:marker-start-width="0.276cm" draw:marker-end="Arrow" draw:marker-end-width="0.229cm" draw:fill="solid" draw:fill-color="#cccc00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draw:stroke="solid" draw:stroke-dash="Ultrafine_20_Dashe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14" style:family="graphic" style:parent-style-name="standard">
      <style:graphic-properties draw:stroke="solid" draw:stroke-dash="Ultrafine_20_Dashed" svg:stroke-width="0.152cm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gr15" style:family="graphic" style:parent-style-name="standard">
      <style:graphic-properties draw:stroke="solid" svg:stroke-width="0.152cm" draw:marker-start="Arrow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gr16" style:family="graphic" style:parent-style-name="standard">
      <style:graphic-properties draw:stroke="solid" svg:stroke-width="0.152cm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gr17" style:family="graphic" style:parent-style-name="standard">
      <style:graphic-properties draw:stroke="solid" draw:stroke-dash="Ultrafine_20_Dashed" draw:fill="solid" draw:fill-color="#ffff66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stroke-dash="Ultrafine_20_Dashed" svg:stroke-width="0.051cm" draw:marker-start="Arrow" draw:marker-start-width="0.381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1cm" draw:fill="solid" draw:fill-color="#ffcc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22" style:family="graphic" style:parent-style-name="standard">
      <style:graphic-properties draw:stroke="solid" draw:stroke-dash="Ultrafine_20_Dashe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23" style:family="graphic" style:parent-style-name="standard">
      <style:graphic-properties draw:stroke="dash" draw:stroke-dash="Fine_20_Dotted" svg:stroke-width="0.051cm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draw:stroke-dash="Ultrafine_20_Dashed" svg:stroke-width="0.102cm" svg:stroke-color="#000000" draw:marker-start="Arrow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solid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solid" draw:stroke-dash="Ultrafine_20_Dashed" svg:stroke-width="0cm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3.81cm" svg:x="3.54cm" svg:y="4.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13.7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9.255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1.905cm" svg:x="3.54cm" svg:y="1.63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3.81cm" svg:x="18.78cm" svg:y="6.08cm">
          <text:p text:style-name="P1">TabWatc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5.08cm" svg:x="18.78cm" svg:y="11.795cm">
          <text:p text:style-name="P1">Conte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8.255cm" svg:height="10.795cm" svg:x="18.14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605cm" svg:height="10.795cm" svg:x="1.63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4.445cm" svg:x="9.89cm" svg:y="6.08cm">
          <text:p text:style-name="P2"><text:span text:style-name="T1">Crossfire</text:span><text:span text:style-name="T2">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986cm" svg:height="4.446cm" svg:x="18.78cm" svg:y="6.08cm">
          <text:p text:style-name="P3"><text:span text:style-name="T1">Crossfire 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335cm" svg:height="3.81cm" svg:x="2.27cm" svg:y="1.635cm">
          <text:p text:style-name="P2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905cm" svg:x="2.27cm" svg:y="6.08cm">
          <text:p text:style-name="P2"><text:span text:style-name="T1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905cm" svg:x="2.27cm" svg:y="8.62cm">
          <text:p text:style-name="P2"><text:span text:style-name="T1">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985cm" svg:height="3.81cm" svg:x="18.78cm" svg:y="1.635cm">
          <text:p text:style-name="P3"><text:span text:style-name="T1">Client Host</text:span></text:p>
          <text:p text:style-name="P3"><text:span text:style-name="T1"><text:s/></text:span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05cm" svg:y1="8.62cm" svg:x2="18.78cm" svg:y2="8.62cm">
          <text:p text:style-name="P1"><text:span text:style-name="T3">JSON</text:span></text:p>
          <text:p text:style-name="P1"/>
        </draw:line>
        <draw:line draw:style-name="gr10" draw:text-style-name="P1" draw:layer="layout" svg:x1="8.62cm" svg:y1="9.89cm" svg:x2="9.89cm" svg:y2="9.89cm">
          <text:p/>
        </draw:line>
      </draw:page>
      <draw:page draw:name="page3" draw:style-name="dp1" draw:master-page-name="Default">
        <draw:custom-shape draw:style-name="gr6" draw:text-style-name="P1" draw:layer="layout" svg:width="11.429cm" svg:height="3.81cm" svg:x="2.271cm" svg:y="1.635cm">
          <text:p text:style-name="P1"><text:span text:style-name="T2">Debuggee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1.905cm" svg:x="2.27cm" svg:y="6.0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39cm" svg:x="2.27cm" svg:y="8.621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9.255cm" svg:y="6.08cm">
          <text:p text:style-name="P1">Crossfire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14.97cm" svg:y="6.08cm">
          <text:p text:style-name="P1">Crossfire</text:p>
          <text:p text:style-name="P1"><text:s/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43cm" svg:height="3.81cm" svg:x="14.97cm" svg:y="1.635cm">
          <text:p text:style-name="P1"><text:span text:style-name="T2">Debugger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1.905cm" svg:x="20.05cm" svg:y="6.08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4cm" svg:x="20.05cm" svg:y="8.62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16cm" svg:height="1.27cm" svg:x="9.255cm" svg:y="9.89cm">
          <text:p text:style-name="P1">Crossfire Proxy Objects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7cm" svg:y1="7.985cm" svg:x2="14.97cm" svg:y2="7.985cm">
          <text:p/>
        </draw:line>
      </draw:page>
      <draw:page draw:name="page4" draw:style-name="dp1" draw:master-page-name="Default">
        <draw:custom-shape draw:style-name="gr5" draw:text-style-name="P3" draw:layer="layout" svg:width="5.715cm" svg:height="4.445cm" svg:x="1.635cm" svg:y="5.445cm">
          <text:p text:style-name="P4"><text:span text:style-name="T1">Crossfire </text:span></text:p>
          <text:p text:style-name="P4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715cm" svg:height="4.445cm" svg:x="20.05cm" svg:y="5.445cm">
          <text:p text:style-name="P4"><text:span text:style-name="T1">Crossfire</text:span></text:p>
          <text:p text:style-name="P4"><text:span text:style-name="T1"><text:s/></text:span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0.16cm" svg:height="3.175cm" svg:x="8.62cm" svg:y="4.175cm">
          <text:p text:style-name="P4"><text:span text:style-name="T1">Crossfire</text:span></text:p>
          <text:p text:style-name="P4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35cm" svg:height="3.81cm" svg:x="8.62cm" svg:y="12.43cm">
          <text:p text:style-name="P1">Socket </text:p>
          <text:p text:style-name="P1">Transport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4cm" svg:height="3.81cm" svg:x="16.875cm" svg:y="12.43cm">
          <text:p text:style-name="P1">Packet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6.875cm" svg:y1="14.335cm" svg:x2="14.97cm" svg:y2="14.335cm">
          <text:p/>
        </draw:line>
        <draw:line draw:style-name="gr15" draw:text-style-name="P1" draw:layer="layout" svg:x1="13.7cm" svg:y1="7.35cm" svg:x2="13.7cm" svg:y2="11.795cm">
          <text:p/>
        </draw:line>
        <draw:line draw:style-name="gr16" draw:text-style-name="P1" draw:layer="layout" svg:x1="8.62cm" svg:y1="6.08cm" svg:x2="7.35cm" svg:y2="6.08cm">
          <text:p/>
        </draw:line>
        <draw:line draw:style-name="gr16" draw:text-style-name="P1" draw:layer="layout" svg:x1="18.78cm" svg:y1="6.08cm" svg:x2="20.05cm" svg:y2="6.08cm">
          <text:p/>
        </draw:line>
        <draw:custom-shape draw:style-name="gr3" draw:text-style-name="P1" draw:layer="layout" svg:width="12.065cm" svg:height="5.08cm" svg:x="7.985cm" svg:y="11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445cm" svg:height="1.905cm" svg:x="8.62cm" svg:y="8.62cm">
          <text:p text:style-name="P4"><text:span text:style-name="T3">Server Tool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445cm" svg:height="1.905cm" svg:x="14.97cm" svg:y="8.62cm">
          <text:p text:style-name="P4"><text:span text:style-name="T3">Client Tools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7.51cm" svg:y1="10.525cm" svg:x2="14.97cm" svg:y2="12.43cm">
          <text:p/>
        </draw:line>
        <draw:line draw:style-name="gr19" draw:text-style-name="P1" draw:layer="layout" svg:x1="16.875cm" svg:y1="8.62cm" svg:x2="16.875cm" svg:y2="7.35cm">
          <text:p/>
        </draw:line>
        <draw:line draw:style-name="gr19" draw:text-style-name="P1" draw:layer="layout" svg:x1="10.525cm" svg:y1="8.62cm" svg:x2="10.525cm" svg:y2="7.35cm">
          <text:p/>
        </draw:line>
        <draw:line draw:style-name="gr20" draw:text-style-name="P1" draw:layer="layout" svg:x1="10.525cm" svg:y1="12.43cm" svg:x2="10.525cm" svg:y2="10.525cm">
          <text:p/>
        </draw:line>
        <draw:custom-shape draw:style-name="gr3" draw:text-style-name="P1" draw:layer="layout" svg:width="25.4cm" svg:height="14.605cm" svg:x="1cm" svg:y="3.5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1" draw:text-style-name="P1" draw:layer="layout" svg:width="20.318cm" svg:height="3.81cm" svg:x="2.272cm" svg:y="1.635cm">
          <text:p text:style-name="P1"><text:span text:style-name="T2">Browser <text:s/>1</text:span></text:p>
          <text:p text:style-name="P1">(containing page to be debugged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0.32cm" svg:height="1.905cm" svg:x="2.27cm" svg:y="6.082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39cm" svg:x="2.27cm" svg:y="11.16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4cm" svg:x="16.24cm" svg:y="11.16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6.35cm" svg:height="2.54cm" svg:x="9.255cm" svg:y="11.16cm">
          <text:p text:style-name="P1">Browser Tools</text:p>
          <text:p text:style-name="P1"><text:s/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9.255cm" svg:y="8.62cm">
          <text:p text:style-name="P1">TabWatcher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" draw:text-style-name="P1" draw:layer="layout" svg:width="10.793cm" svg:height="3.175cm" svg:x="2.272cm" svg:y="1.635cm">
          <text:p text:style-name="P1"><text:span text:style-name="T1">Debuggee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795cm" svg:height="10.16cm" svg:x="15.605cm" svg:y="1.635cm">
          <text:p text:style-name="P1"><text:span text:style-name="T1">Debugger Browser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1.905cm" svg:x="2.27cm" svg:y="6.081cm">
          <text:p text:style-name="P4"><text:span text:style-name="T3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2.539cm" svg:x="2.27cm" svg:y="8.621cm">
          <text:p text:style-name="P4"><text:span text:style-name="T3">Modul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5.08cm" svg:x="8.62cm" svg:y="6.08cm">
          <text:p text:style-name="P4"><text:span text:style-name="T3">Crossfire </text:span></text:p>
          <text:p text:style-name="P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75cm" svg:height="4.445cm" svg:x="16.24cm" svg:y="6.08cm">
          <text:p text:style-name="P4"><text:span text:style-name="T3">Crossfire</text:span></text:p>
          <text:p text:style-name="P4"><text:span text:style-name="T3"><text:s/></text:span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1.905cm" svg:x="20.05cm" svg:y="6.08cm">
          <text:p text:style-name="P4"><text:span text:style-name="T3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1.905cm" svg:x="20.05cm" svg:y="8.62cm">
          <text:p text:style-name="P4"><text:span text:style-name="T3">Panel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7cm" svg:height="11.43cm" svg:x="1.635cm" svg:y="1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.27cm" svg:y1="5.445cm" svg:x2="13.065cm" svg:y2="5.445cm">
          <text:p/>
        </draw:line>
        <draw:custom-shape draw:style-name="gr3" draw:text-style-name="P1" draw:layer="layout" svg:width="12.065cm" svg:height="11.43cm" svg:x="14.97cm" svg:y="1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3.065cm" svg:y1="8.62cm" svg:x2="16.24cm" svg:y2="8.62cm">
          <text:p/>
        </draw:line>
      </draw:page>
      <draw:page draw:name="page7" draw:style-name="dp1" draw:master-page-name="Default">
        <draw:custom-shape draw:style-name="gr6" draw:text-style-name="P1" draw:layer="layout" svg:width="11.428cm" svg:height="3.175cm" svg:x="2.272cm" svg:y="1.635cm">
          <text:p text:style-name="P1"><text:span text:style-name="T1">Google Chrome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1.905cm" svg:x="2.27cm" svg:y="6.081cm">
          <text:p text:style-name="P4"><text:span text:style-name="T3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2.539cm" svg:x="2.27cm" svg:y="8.621cm">
          <text:p text:style-name="P4"><text:span text:style-name="T3">Modul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5.08cm" svg:x="9.255cm" svg:y="6.08cm">
          <text:p text:style-name="P4"><text:span text:style-name="T3">Crossfire </text:span></text:p>
          <text:p text:style-name="P4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335cm" svg:height="11.43cm" svg:x="1.635cm" svg:y="1cm">
          <text:p/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1.904cm" svg:height="5.079cm" svg:x="13.7cm" svg:y="3.54cm" svg:viewBox="0 0 1905 5080" svg:d="m0 5080c635 0 1905-635 1905-2540s-1905-2540-1905-2540">
          <text:p text:style-name="P1">JSON</text:p>
        </draw:path>
        <draw:line draw:style-name="gr26" draw:text-style-name="P1" draw:layer="layout" svg:x1="7.985cm" svg:y1="9.89cm" svg:x2="9.255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. Collins</meta:initial-creator>
    <meta:creation-date>2011-04-01T13:28:45</meta:creation-date>
    <dc:date>2011-04-05T18:13:50</dc:date>
    <dc:creator>M. Collins</dc:creator>
    <meta:editing-duration>PT07H49M27S</meta:editing-duration>
    <meta:editing-cycles>14</meta:editing-cycles>
    <meta:generator>OpenOffice.org/3.2$Linux OpenOffice.org_project/320m19$Build-9505</meta:generator>
    <meta:document-statistic meta:object-count="68"/>
  </office:meta>
</office:document-meta>
</file>